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8421" officeooo:paragraph-rsid="00108421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08421" officeooo:paragraph-rsid="00108421"/>
    </style:style>
    <style:style style:name="P3" style:family="paragraph" style:parent-style-name="Standard">
      <style:text-properties officeooo:rsid="00108421" officeooo:paragraph-rsid="00116e6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08421" officeooo:paragraph-rsid="00116e6c"/>
    </style:style>
    <style:style style:name="P5" style:family="paragraph" style:parent-style-name="Standard">
      <style:text-properties officeooo:paragraph-rsid="00116e6c"/>
    </style:style>
    <style:style style:name="P6" style:family="paragraph" style:parent-style-name="Standard">
      <style:text-properties fo:font-weight="bold" officeooo:rsid="00116e6c" officeooo:paragraph-rsid="00116e6c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officeooo:rsid="00108421" officeooo:paragraph-rsid="00116e6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08421" officeooo:paragraph-rsid="0010842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16e6c" officeooo:paragraph-rsid="00116e6c"/>
    </style:style>
    <style:style style:name="P10" style:family="paragraph" style:parent-style-name="Standard">
      <style:text-properties fo:color="#c9211e" loext:opacity="100%" fo:font-weight="bold" officeooo:rsid="0014b572" officeooo:paragraph-rsid="0014b572" style:font-weight-asian="bold" style:font-weight-complex="bold"/>
    </style:style>
    <style:style style:name="P11" style:family="paragraph" style:parent-style-name="Standard">
      <style:text-properties officeooo:rsid="0014b572" officeooo:paragraph-rsid="0014b572"/>
    </style:style>
    <style:style style:name="P12" style:family="paragraph" style:parent-style-name="Standard" style:list-style-name="L1">
      <style:text-properties officeooo:paragraph-rsid="00108421"/>
    </style:style>
    <style:style style:name="P13" style:family="paragraph" style:parent-style-name="Standard" style:list-style-name="L1">
      <style:paragraph-properties fo:break-before="page"/>
      <style:text-properties officeooo:paragraph-rsid="00116e6c"/>
    </style:style>
    <style:style style:name="P14" style:family="paragraph" style:parent-style-name="Standard" style:list-style-name="L1">
      <style:text-properties officeooo:paragraph-rsid="00116e6c"/>
    </style:style>
    <style:style style:name="P15" style:family="paragraph" style:parent-style-name="Standard" style:list-style-name="L1">
      <style:text-properties officeooo:rsid="00108421" officeooo:paragraph-rsid="001878a6"/>
    </style:style>
    <style:style style:name="P16" style:family="paragraph" style:parent-style-name="Standard" style:list-style-name="L1">
      <style:text-properties officeooo:rsid="00108421" officeooo:paragraph-rsid="00116e6c"/>
    </style:style>
    <style:style style:name="P17" style:family="paragraph" style:parent-style-name="Standard" style:list-style-name="L3">
      <style:paragraph-properties fo:margin-left="2.501cm" fo:margin-right="0cm" fo:text-indent="-0.635cm" style:auto-text-indent="false"/>
      <style:text-properties officeooo:rsid="00108421" officeooo:paragraph-rsid="001445e6"/>
    </style:style>
    <style:style style:name="P18" style:family="paragraph" style:parent-style-name="Standard" style:list-style-name="L3">
      <style:paragraph-properties fo:margin-left="2.501cm" fo:margin-right="0cm" fo:text-indent="-0.635cm" style:auto-text-indent="false"/>
      <style:text-properties officeooo:rsid="00108421" officeooo:paragraph-rsid="00108421"/>
    </style:style>
    <style:style style:name="P19" style:family="paragraph" style:parent-style-name="Standard" style:list-style-name="L5">
      <style:paragraph-properties fo:margin-left="2.501cm" fo:margin-right="0cm" fo:text-indent="-0.635cm" style:auto-text-indent="false"/>
      <style:text-properties officeooo:rsid="00108421" officeooo:paragraph-rsid="001445e6"/>
    </style:style>
    <style:style style:name="P20" style:family="paragraph" style:parent-style-name="Standard" style:list-style-name="L5">
      <style:paragraph-properties fo:margin-left="2.501cm" fo:margin-right="0cm" fo:text-indent="-0.635cm" style:auto-text-indent="false"/>
      <style:text-properties officeooo:rsid="00108421" officeooo:paragraph-rsid="00108421"/>
    </style:style>
    <style:style style:name="P21" style:family="paragraph" style:parent-style-name="Standard" style:list-style-name="L7">
      <style:paragraph-properties fo:margin-left="2.501cm" fo:margin-right="0cm" fo:text-indent="-0.635cm" style:auto-text-indent="false"/>
      <style:text-properties officeooo:rsid="00108421" officeooo:paragraph-rsid="00108421"/>
    </style:style>
    <style:style style:name="P22" style:family="paragraph" style:parent-style-name="Standard" style:list-style-name="L7">
      <style:paragraph-properties fo:margin-left="2.501cm" fo:margin-right="0cm" fo:text-indent="-0.635cm" style:auto-text-indent="false"/>
      <style:text-properties officeooo:rsid="00108421" officeooo:paragraph-rsid="001445e6"/>
    </style:style>
    <style:style style:name="P23" style:family="paragraph" style:parent-style-name="Standard" style:list-style-name="L8">
      <style:paragraph-properties fo:margin-left="2.501cm" fo:margin-right="0cm" fo:text-indent="-0.635cm" style:auto-text-indent="false"/>
      <style:text-properties officeooo:rsid="00108421" officeooo:paragraph-rsid="001445e6"/>
    </style:style>
    <style:style style:name="P24" style:family="paragraph" style:parent-style-name="Standard" style:list-style-name="L10">
      <style:paragraph-properties fo:margin-left="2.501cm" fo:margin-right="0cm" fo:text-indent="-0.635cm" style:auto-text-indent="false"/>
      <style:text-properties officeooo:rsid="00108421" officeooo:paragraph-rsid="001445e6"/>
    </style:style>
    <style:style style:name="P25" style:family="paragraph" style:parent-style-name="Standard" style:list-style-name="L2">
      <style:paragraph-properties fo:margin-left="2.501cm" fo:margin-right="0cm" fo:text-indent="-0.635cm" style:auto-text-indent="false"/>
      <style:text-properties fo:font-weight="bold" officeooo:rsid="00108421" officeooo:paragraph-rsid="00108421" style:font-weight-asian="bold" style:font-weight-complex="bold"/>
    </style:style>
    <style:style style:name="P26" style:family="paragraph" style:parent-style-name="Standard" style:list-style-name="L2">
      <style:paragraph-properties fo:margin-left="2.501cm" fo:margin-right="0cm" fo:text-indent="-0.635cm" style:auto-text-indent="false"/>
      <style:text-properties fo:font-weight="bold" officeooo:rsid="00108421" officeooo:paragraph-rsid="00116e6c" style:font-weight-asian="bold" style:font-weight-complex="bold"/>
    </style:style>
    <style:style style:name="P27" style:family="paragraph" style:parent-style-name="Standard" style:list-style-name="L4">
      <style:paragraph-properties fo:margin-left="2.501cm" fo:margin-right="0cm" fo:text-indent="-0.635cm" style:auto-text-indent="false"/>
      <style:text-properties fo:font-weight="bold" officeooo:rsid="00108421" officeooo:paragraph-rsid="00108421" style:font-weight-asian="bold" style:font-weight-complex="bold"/>
    </style:style>
    <style:style style:name="P28" style:family="paragraph" style:parent-style-name="Standard" style:list-style-name="L6">
      <style:paragraph-properties fo:margin-left="2.501cm" fo:margin-right="0cm" fo:text-indent="-0.635cm" style:auto-text-indent="false"/>
      <style:text-properties fo:font-weight="bold" officeooo:rsid="00108421" officeooo:paragraph-rsid="00108421" style:font-weight-asian="bold" style:font-weight-complex="bold"/>
    </style:style>
    <style:style style:name="P29" style:family="paragraph" style:parent-style-name="Standard" style:list-style-name="L9">
      <style:paragraph-properties fo:margin-left="2.501cm" fo:margin-right="0cm" fo:text-indent="-0.635cm" style:auto-text-indent="false"/>
      <style:text-properties fo:font-weight="bold" officeooo:rsid="00108421" officeooo:paragraph-rsid="00116e6c" style:font-weight-asian="bold" style:font-weight-complex="bold"/>
    </style:style>
    <style:style style:name="P30" style:family="paragraph" style:parent-style-name="Standard" style:list-style-name="L11">
      <style:paragraph-properties fo:margin-left="2.501cm" fo:margin-right="0cm" fo:text-indent="-0.635cm" style:auto-text-indent="false"/>
      <style:text-properties fo:font-weight="bold" officeooo:rsid="00108421" officeooo:paragraph-rsid="00116e6c" style:font-weight-asian="bold" style:font-weight-complex="bold"/>
    </style:style>
    <style:style style:name="P31" style:family="paragraph" style:parent-style-name="Standard" style:list-style-name="L7">
      <style:paragraph-properties fo:margin-left="2.501cm" fo:margin-right="0cm" fo:text-indent="-0.635cm" style:auto-text-indent="false"/>
      <style:text-properties officeooo:rsid="00116e6c" officeooo:paragraph-rsid="00116e6c"/>
    </style:style>
    <style:style style:name="P32" style:family="paragraph" style:parent-style-name="Standard" style:list-style-name="L8">
      <style:paragraph-properties fo:margin-left="2.501cm" fo:margin-right="0cm" fo:text-indent="-0.635cm" style:auto-text-indent="false"/>
      <style:text-properties officeooo:rsid="001445e6" officeooo:paragraph-rsid="001445e6"/>
    </style:style>
    <style:style style:name="P33" style:family="paragraph" style:parent-style-name="Standard" style:list-style-name="L10">
      <style:paragraph-properties fo:margin-left="2.501cm" fo:margin-right="0cm" fo:text-indent="-0.635cm" style:auto-text-indent="false"/>
      <style:text-properties officeooo:rsid="001445e6" officeooo:paragraph-rsid="001445e6"/>
    </style:style>
    <style:style style:name="P34" style:family="paragraph" style:parent-style-name="Standard" style:list-style-name="L12">
      <style:paragraph-properties fo:margin-left="2.501cm" fo:margin-right="0cm" fo:text-indent="-0.635cm" style:auto-text-indent="false"/>
      <style:text-properties officeooo:rsid="001445e6" officeooo:paragraph-rsid="001445e6"/>
    </style:style>
    <style:style style:name="P35" style:family="paragraph" style:parent-style-name="Standard" style:list-style-name="L1">
      <style:text-properties officeooo:rsid="0014b572" officeooo:paragraph-rsid="0014b572"/>
    </style:style>
    <style:style style:name="P36" style:family="paragraph" style:parent-style-name="Standard" style:list-style-name="L1">
      <style:text-properties officeooo:rsid="0014b572" officeooo:paragraph-rsid="0014d749"/>
    </style:style>
    <style:style style:name="T1" style:family="text">
      <style:text-properties officeooo:rsid="00108421"/>
    </style:style>
    <style:style style:name="T2" style:family="text">
      <style:text-properties officeooo:rsid="00116e6c"/>
    </style:style>
    <style:style style:name="T3" style:family="text">
      <style:text-properties officeooo:rsid="001445e6"/>
    </style:style>
    <style:style style:name="T4" style:family="text">
      <style:text-properties officeooo:rsid="0014b572"/>
    </style:style>
    <style:style style:name="T5" style:family="text">
      <style:text-properties officeooo:rsid="0014d749"/>
    </style:style>
    <style:style style:name="T6" style:family="text">
      <style:text-properties style:font-name="Liberation Serif"/>
    </style:style>
    <style:style style:name="T7" style:family="text">
      <style:text-properties officeooo:rsid="00173d86"/>
    </style:style>
    <style:style style:name="T8" style:family="text">
      <style:text-properties officeooo:rsid="001878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 Teórico</text:p>
      <text:p text:style-name="P6"/>
      <text:p text:style-name="P6">Contesta las preguntas en azul <text:span text:style-name="T3">y rellena los lugares dónde hay puntos.</text:span></text:p>
      <text:p text:style-name="P6"/>
      <text:p text:style-name="P10">IMPORTANTE: <text:s/>Utiliza tus palabras, no copies información</text:p>
      <text:p text:style-name="P1"/>
      <text:list xml:id="list1811519290" text:style-name="L1">
        <text:list-item>
          <text:p text:style-name="P15">Explica que es un socket y qué elementos básicos necesita<text:span text:style-name="T4">.</text:span></text:p>
          <text:p text:style-name="P12"/>
        </text:list-item>
      </text:list>
      <text:p text:style-name="P1"/>
      <text:list xml:id="list173822651599911" text:continue-numbering="true" text:style-name="L1">
        <text:list-item>
          <text:p text:style-name="P16">Pon un ejemplo detallando los pasos de una comunicación Cliente-Servidor con Stream Socket (orientado a conexión). Para cada función indica que hace y qué parámetros necesita.</text:p>
        </text:list-item>
      </text:list>
      <text:p text:style-name="P5"/>
      <text:p text:style-name="P7">Ejemplo (ampliando cada punto indicado):</text:p>
      <text:list xml:id="list3351658230" text:style-name="L2">
        <text:list-item>
          <text:p text:style-name="P25">El servidor se prepara:</text:p>
        </text:list-item>
      </text:list>
      <text:list xml:id="list1480836393" text:style-name="L3">
        <text:list-item>
          <text:list>
            <text:list-item>
              <text:p text:style-name="P17">El servidor crea un socket con el método socket(<text:span text:style-name="T3">……………</text:span>)</text:p>
            </text:list-item>
            <text:list-item>
              <text:p text:style-name="P18">Luego vincula el socket a una dirección (hostname, número de puerto)</text:p>
            </text:list-item>
            <text:list-item>
              <text:p text:style-name="P18">A continuación el servidor ejecuta el método listen() para escucha las solicitudes de conexión de los cliente que quieran sus servicios.</text:p>
            </text:list-item>
            <text:list-item>
              <text:p text:style-name="P18">……………</text:p>
            </text:list-item>
            <text:list-item>
              <text:p text:style-name="P17">……………</text:p>
            </text:list-item>
            <text:list-item>
              <text:p text:style-name="P17">……………</text:p>
            </text:list-item>
          </text:list>
        </text:list-item>
      </text:list>
      <text:p text:style-name="P2"/>
      <text:list xml:id="list598361887" text:style-name="L4">
        <text:list-item>
          <text:p text:style-name="P27">El cliente se prepara:</text:p>
        </text:list-item>
      </text:list>
      <text:list xml:id="list4078782012" text:style-name="L5">
        <text:list-item>
          <text:list>
            <text:list-item>
              <text:p text:style-name="P19">El cliente crea un socket con el método socket(<text:span text:style-name="T3">……………</text:span>)</text:p>
            </text:list-item>
            <text:list-item>
              <text:p text:style-name="P20">El cliente ejecuta el método connect() indicando el hostname y el número de puerto del servidor al que quiere solicitar una información o un servicio.</text:p>
            </text:list-item>
            <text:list-item>
              <text:p text:style-name="P19">……………</text:p>
            </text:list-item>
            <text:list-item>
              <text:p text:style-name="P19">……………</text:p>
            </text:list-item>
            <text:list-item>
              <text:p text:style-name="P19">……………</text:p>
            </text:list-item>
          </text:list>
        </text:list-item>
      </text:list>
      <text:p text:style-name="P2"/>
      <text:list xml:id="list1201381366" text:style-name="L6">
        <text:list-item>
          <text:p text:style-name="P28">Comunicación entre el servidor y el cliente:</text:p>
        </text:list-item>
      </text:list>
      <text:list xml:id="list1118787194" text:style-name="L7">
        <text:list-item>
          <text:list>
            <text:list-item>
              <text:p text:style-name="P21">El servidor ha recibido la solicitud del cliente y ejecuta un Accept() para vincularse con el cliente. <text:span text:style-name="T2">¿Cómo lo hace? Accept() devuelve una tupla (cliente, dirección). Cliente es el un nuevo socket creado en el servidor para atender las peticiones del cliente.</text:span></text:p>
            </text:list-item>
            <text:list-item>
              <text:p text:style-name="P31">El cliente envía una solicitud al servidor con el método send()</text:p>
            </text:list-item>
            <text:list-item>
              <text:p text:style-name="P31">El servidor recibe la solicitud en el socket cliente con el método receive()</text:p>
            </text:list-item>
            <text:list-item>
              <text:p text:style-name="P31">Ahora el servidor envía………………</text:p>
            </text:list-item>
            <text:list-item>
              <text:p text:style-name="P22">……………</text:p>
            </text:list-item>
            <text:list-item>
              <text:p text:style-name="P22">……………</text:p>
            </text:list-item>
            <text:list-item>
              <text:p text:style-name="P22">……………</text:p>
            </text:list-item>
            <text:list-item>
              <text:p text:style-name="P22">……………</text:p>
            </text:list-item>
            <text:list-item>
              <text:p text:style-name="P22">……………</text:p>
            </text:list-item>
          </text:list>
        </text:list-item>
      </text:list>
      <text:p text:style-name="P9"/>
      <text:p text:style-name="P4"/>
      <text:list xml:id="list173821636945007" text:continue-list="list173822651599911" text:style-name="L1">
        <text:list-item>
          <text:p text:style-name="P13"><text:span text:style-name="T1">Pon un ejemplo detallando los pasos de una comunicación Cliente-Servidor con </text:span><text:span text:style-name="T2">Datagram</text:span><text:span text:style-name="T1"> Socket (</text:span><text:span text:style-name="T2">no </text:span><text:span text:style-name="T1">orientado a conexión). Para cada función indica que hace y qué parámetros necesita.</text:span></text:p>
        </text:list-item>
      </text:list>
      <text:p text:style-name="P9"/>
      <text:list xml:id="list173821401829337" text:continue-list="list3351658230" text:style-name="L2">
        <text:list-item>
          <text:p text:style-name="P26">El servidor se prepara:</text:p>
        </text:list-item>
      </text:list>
      <text:list xml:id="list1404877725" text:style-name="L8">
        <text:list-item>
          <text:list>
            <text:list-item>
              <text:p text:style-name="P23">El cliente crea un socket con el método socket(<text:span text:style-name="T3">……………</text:span>)</text:p>
            </text:list-item>
            <text:list-item>
              <text:p text:style-name="P32">……………</text:p>
            </text:list-item>
            <text:list-item>
              <text:p text:style-name="P32">……………</text:p>
            </text:list-item>
            <text:list-item>
              <text:p text:style-name="P32">……………</text:p>
            </text:list-item>
            <text:list-item>
              <text:p text:style-name="P32">……………</text:p>
            </text:list-item>
          </text:list>
        </text:list-item>
      </text:list>
      <text:p text:style-name="P4"/>
      <text:list xml:id="list1053820454" text:style-name="L9">
        <text:list-item>
          <text:p text:style-name="P29">El cliente se prepara:</text:p>
        </text:list-item>
      </text:list>
      <text:list xml:id="list1105448010" text:style-name="L10">
        <text:list-item>
          <text:list>
            <text:list-item>
              <text:p text:style-name="P24">El cliente crea un socket con el método socket(<text:span text:style-name="T3">……………</text:span>)</text:p>
            </text:list-item>
            <text:list-item>
              <text:p text:style-name="P33">……………</text:p>
            </text:list-item>
            <text:list-item>
              <text:p text:style-name="P33">……………</text:p>
            </text:list-item>
            <text:list-item>
              <text:p text:style-name="P33">……………</text:p>
            </text:list-item>
          </text:list>
        </text:list-item>
      </text:list>
      <text:p text:style-name="P4"/>
      <text:list xml:id="list3600456285" text:style-name="L11">
        <text:list-item>
          <text:p text:style-name="P30">Comunicación entre el servidor y el cliente:</text:p>
        </text:list-item>
      </text:list>
      <text:list xml:id="list2187180586" text:style-name="L12">
        <text:list-item>
          <text:list>
            <text:list-item>
              <text:p text:style-name="P34">……………</text:p>
            </text:list-item>
            <text:list-item>
              <text:p text:style-name="P34">……………</text:p>
            </text:list-item>
          </text:list>
        </text:list-item>
      </text:list>
      <text:p text:style-name="P3"/>
      <text:p text:style-name="P3"/>
      <text:list xml:id="list173822424734225" text:continue-list="list173821636945007" text:style-name="L1">
        <text:list-item>
          <text:p text:style-name="P14"><text:span text:style-name="T2">Enumera las diferencias entre una comunicación Cliente-Servidor con Stream Socket y Datagram Socket</text:span><text:span text:style-name="T1">.</text:span></text:p>
        </text:list-item>
      </text:list>
      <text:p text:style-name="P5"/>
      <text:p text:style-name="P11">PREGUNTAS DE INVESTIGACIÓN:</text:p>
      <text:p text:style-name="P11"/>
      <text:list xml:id="list173821201832016" text:continue-numbering="true" text:style-name="L1">
        <text:list-item>
          <text:p text:style-name="P35">Explica el proceso de establecimiento de una conexión en el modelo de sockets TCP/IP, desde el envío de una solicitud de conexión hasta que se establece la comunicación entre el cliente y el servidor. Describe los pasos del protocolo de enlace de tres vías (three-way handshake) y cómo se implementa en Python, <text:span text:style-name="T5">añade un ejemplo de código.</text:span></text:p>
        </text:list-item>
      </text:list>
      <text:p text:style-name="P11"/>
      <text:list xml:id="list173821752573587" text:continue-numbering="true" text:style-name="L1">
        <text:list-item>
          <text:p text:style-name="P36">Describe cómo se pueden manejar múltiples conexiones de clientes en un servidor de Python usando sockets. Compara el uso de<text:span text:style-name="T6"> </text:span><text:span text:style-name="Source_20_Text"><text:span text:style-name="T6">threading</text:span></text:span><text:span text:style-name="T6"> vs </text:span><text:span text:style-name="Source_20_Text"><text:span text:style-name="T6">asyncio </text:span></text:span>para esta tarea, incluyendo ventajas y desventajas de cada enfoque en términos de rendimiento y escalabilidad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12:47:47.537893068</meta:creation-date>
    <dc:date>2024-12-06T17:38:20.204000000</dc:date>
    <meta:editing-duration>PT16M45S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8" meta:word-count="457" meta:character-count="2669" meta:non-whitespace-character-count="2302"/>
  </office:meta>
</office:document-meta>
</file>